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5-02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5-01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4-02-20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4-01-03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0032" calcext:value-type="float">
            <text:p>62.7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3-02-2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3-01-0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2-02-08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2-01-0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1-02-04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1-01-0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0-02-1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20-01-0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9-01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6-12-28 17:01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5-12-22 15:5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3-01-15 18:08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1-12-30 18:03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10-12-21 17:11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9-12-29 19:10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9-01-07 19:4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7-12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7-01-17 20:24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6-01-08 17:31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4-12-22 15:22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4-01-07 18:16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2-12-31 16:5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249100413701</text:p>
          </table:table-cell>
          <table:table-cell office:value-type="string" calcext:value-type="string">
            <text:p>08S 30W 05CDD 01</text:p>
          </table:table-cell>
          <table:table-cell office:value-type="string" calcext:value-type="string">
            <text:p>2002-01-11 15:03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